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6" table:default-cell-style-name="ce3"/>
        <table:table-row table:style-name="ro1">
          <table:table-cell table:style-name="ce1"/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closepar</text:p>
          </table:table-cell>
          <table:table-cell table:style-name="ce2" office:value-type="string" calcext:value-type="string">
            <text:p>openpar</text:p>
          </table:table-cell>
          <table:table-cell table:style-name="ce2" office:value-type="string" calcext:value-type="string">
            <text:p>semi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le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closecubr</text:p>
          </table:table-cell>
          <table:table-cell table:style-name="ce2" office:value-type="string" calcext:value-type="string">
            <text:p>opencubr</text:p>
          </table:table-cell>
          <table:table-cell table:style-name="ce2" office:value-type="string" calcext:value-type="string">
            <text:p>struc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geq</text:p>
          </table:table-cell>
          <table:table-cell table:style-name="ce2" office:value-type="string" calcext:value-type="string">
            <text:p>leq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noteq</text:p>
          </table:table-cell>
          <table:table-cell table:style-name="ce2" office:value-type="string" calcext:value-type="string">
            <text:p>eq</text:p>
          </table:table-cell>
          <table:table-cell table:style-name="ce2" office:value-type="string" calcext:value-type="string">
            <text:p>inherits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closesqbr</text:p>
          </table:table-cell>
          <table:table-cell table:style-name="ce2" office:value-type="string" calcext:value-type="string">
            <text:p>opensqbr</text:p>
          </table:table-cell>
          <table:table-cell table:style-name="ce2" office:value-type="string" calcext:value-type="string">
            <text:p>impl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floatnum</text:p>
          </table:table-cell>
          <table:table-cell table:style-name="ce2" office:value-type="string" calcext:value-type="string">
            <text:p>intnum</text:p>
          </table:table-cell>
          <table:table-cell table:style-name="ce2" office:value-type="string" calcext:value-type="string">
            <text:p>assign</text:p>
          </table:table-cell>
          <table:table-cell table:style-name="ce2"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 → PROG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DDOP</text:p>
          </table:table-cell>
          <table:table-cell table:number-columns-repeated="22" office:value-type="string" calcext:value-type="string">
            <text:p> </text:p>
          </table:table-cell>
          <table:table-cell office:value-type="string" calcext:value-type="string">
            <text:p>ADDOP → minus</text:p>
          </table:table-cell>
          <table:table-cell office:value-type="string" calcext:value-type="string">
            <text:p>ADDOP → plus</text:p>
          </table:table-cell>
          <table:table-cell table:number-columns-repeated="21" office:value-type="string" calcext:value-type="string">
            <text:p> </text:p>
          </table:table-cell>
          <table:table-cell office:value-type="string" calcext:value-type="string">
            <text:p>ADDOP → or</text:p>
          </table:table-cell>
        </table:table-row>
        <table:table-row table:style-name="ro3">
          <table:table-cell office:value-type="string" calcext:value-type="string">
            <text:p>APARAMS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APARAMS → EXPR REPTAPARAMS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ARAMS → &amp;epsilon</text:p>
          </table:table-cell>
          <table:table-cell office:value-type="string" calcext:value-type="string">
            <text:p>APARAMS → EXPR REPTAPARAMS1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APARAMS → EXPR REPTAPARAMS1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APARAMS → EXPR REPTAPARAMS1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APARAMSTAIL</text:p>
          </table:table-cell>
          <table:table-cell table:number-columns-repeated="25" office:value-type="string" calcext:value-type="string">
            <text:p> </text:p>
          </table:table-cell>
          <table:table-cell office:value-type="string" calcext:value-type="string">
            <text:p>APARAMSTAIL → comma EXPR</text:p>
          </table:table-cell>
          <table:table-cell table:number-columns-repeated="20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RITH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ARITHEXPR → TERM RIGHTRECARITHEXP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RITHEXPR → TERM RIGHTRECARITHEXP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ARITHEXPR → TERM RIGHTRECARITHEXPR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ARITHEXPR → TERM RIGHTRECARITHEXP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RRAYSIZE</text:p>
          </table:table-cell>
          <table:table-cell table:number-columns-repeated="37" office:value-type="string" calcext:value-type="string">
            <text:p> </text:p>
          </table:table-cell>
          <table:table-cell office:value-type="string" calcext:value-type="string">
            <text:p>ARRAYSIZE → opensqbr ARRAYSIZE1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ARRAYSIZE1</text:p>
          </table:table-cell>
          <table:table-cell table:number-columns-repeated="36" office:value-type="string" calcext:value-type="string">
            <text:p> </text:p>
          </table:table-cell>
          <table:table-cell office:value-type="string" calcext:value-type="string">
            <text:p>ARRAYSIZE1 → closesqbr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ARRAYSIZE1 → intnum closesqb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SSIGNOP</text:p>
          </table:table-cell>
          <table:table-cell table:number-columns-repeated="44" office:value-type="string" calcext:value-type="string">
            <text:p> </text:p>
          </table:table-cell>
          <table:table-cell office:value-type="string" calcext:value-type="string">
            <text:p>ASSIGNOP → assign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EXPR → ARITHEXPR EXPR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XPR → ARITHEXPR EXPR1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EXPR → ARITHEXPR EXPR1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EXPR → ARITHEXPR EXPR1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EXPR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table:number-columns-repeated="6" office:value-type="string" calcext:value-type="string">
            <text:p>EXPR1 → RELOP ARITHEXPR</text:p>
          </table:table-cell>
          <table:table-cell table:number-columns-repeated="14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FACTOR → id FACTOR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ACTOR → openpar ARITHEXPR closepa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FACTOR → SIGN FACTOR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FACTOR → not FACTOR</text:p>
          </table:table-cell>
          <table:table-cell office:value-type="string" calcext:value-type="string">
            <text:p>FACTOR → floatnum</text:p>
          </table:table-cell>
          <table:table-cell office:value-type="string" calcext:value-type="string">
            <text:p>FACTOR → intnum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FACTOR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FACTOR1 → REPTIDNEST1 FACTOR2</text:p>
          </table:table-cell>
          <table:table-cell office:value-type="string" calcext:value-type="string">
            <text:p>FACTOR1 → openpar APARAMS closepar FACTOR2</text:p>
          </table:table-cell>
          <table:table-cell office:value-type="string" calcext:value-type="string">
            <text:p>FACTOR1 → REPTIDNEST1 FACTOR2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FACTOR1 → REPTIDNEST1 FACTOR2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FACTOR1 → REPTIDNEST1 FACTOR2</text:p>
          </table:table-cell>
          <table:table-cell office:value-type="string" calcext:value-type="string">
            <text:p> </text:p>
          </table:table-cell>
          <table:table-cell table:number-columns-repeated="5" office:value-type="string" calcext:value-type="string">
            <text:p>FACTOR1 → REPTIDNEST1 FACTOR2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FACTOR1 → REPTIDNEST1 FACTOR2</text:p>
          </table:table-cell>
        </table:table-row>
        <table:table-row table:style-name="ro4">
          <table:table-cell office:value-type="string" calcext:value-type="string">
            <text:p>FACTOR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FACTOR2 → dot id FACTOR1</text:p>
          </table:table-cell>
          <table:table-cell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CTOR2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FACTOR2 → &amp;epsilon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FACTOR2 → &amp;epsilon</text:p>
          </table:table-cell>
        </table:table-row>
        <table:table-row table:style-name="ro6">
          <table:table-cell office:value-type="string" calcext:value-type="string">
            <text:p>FPARAMS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FPARAMS → id colon TYPE REPTFPARAMS3 REPTFPARAMS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PARAMS → &amp;epsilon</text:p>
          </table:table-cell>
          <table:table-cell table:number-columns-repeated="40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FPARAMSTAIL</text:p>
          </table:table-cell>
          <table:table-cell table:number-columns-repeated="25" office:value-type="string" calcext:value-type="string">
            <text:p> </text:p>
          </table:table-cell>
          <table:table-cell office:value-type="string" calcext:value-type="string">
            <text:p>FPARAMSTAIL → comma id colon TYPE REPTFPARAMSTAIL4</text:p>
          </table:table-cell>
          <table:table-cell table:number-columns-repeated="20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FUNCBODY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FUNCBODY → opencubr REPTFUNCBODY1 closecubr</text:p>
          </table:table-cell>
          <table:table-cell table:number-columns-repeated="3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UNCDECL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DECL → FUNCHEAD semi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FUNCDEF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DEF → FUNCHEAD FUNCBODY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FUNCHEAD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HEAD → func id openpar FPARAMS closepar arrow RETURNTYPE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IMPLDEF</text:p>
          </table:table-cell>
          <table:table-cell table:number-columns-repeated="38" office:value-type="string" calcext:value-type="string">
            <text:p> </text:p>
          </table:table-cell>
          <table:table-cell office:value-type="string" calcext:value-type="string">
            <text:p>IMPLDEF → impl id opencubr REPTIMPLDEF3 closecubr</text:p>
          </table:table-cell>
          <table:table-cell table:number-columns-repeated="7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NDICE</text:p>
          </table:table-cell>
          <table:table-cell table:number-columns-repeated="37" office:value-type="string" calcext:value-type="string">
            <text:p> </text:p>
          </table:table-cell>
          <table:table-cell office:value-type="string" calcext:value-type="string">
            <text:p>INDICE → opensqbr ARITHEXPR closesqbr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MEMBERDECL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MEMBERDECL → VARDECL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MEMBERDECL → FUNCDECL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ULTOP</text:p>
          </table:table-cell>
          <table:table-cell table:number-columns-repeated="33" office:value-type="string" calcext:value-type="string">
            <text:p> </text:p>
          </table:table-cell>
          <table:table-cell office:value-type="string" calcext:value-type="string">
            <text:p>MULTOP → and</text:p>
          </table:table-cell>
          <table:table-cell office:value-type="string" calcext:value-type="string">
            <text:p>MULTOP → div</text:p>
          </table:table-cell>
          <table:table-cell office:value-type="string" calcext:value-type="string">
            <text:p>MULTOP → mult</text:p>
          </table:table-cell>
          <table:table-cell table:number-columns-repeated="10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OPTSTRUCTDECL2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OPTSTRUCTDECL2 → &amp;epsilon</text:p>
          </table:table-cell>
          <table:table-cell table:number-columns-repeated="18" office:value-type="string" calcext:value-type="string">
            <text:p> </text:p>
          </table:table-cell>
          <table:table-cell office:value-type="string" calcext:value-type="string">
            <text:p>OPTSTRUCTDECL2 → inherits id REPTOPTSTRUCTDECL22</text:p>
          </table:table-cell>
          <table:table-cell table:number-columns-repeated="1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ROG</text:p>
          </table:table-cell>
          <table:table-cell office:value-type="string" calcext:value-type="string">
            <text:p>PROG → REPTPROG0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EL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LEXPR → ARITHEXPR RELOP ARITHEXP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LEXPR → ARITHEXPR RELOP ARITHEXP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RELEXPR → ARITHEXPR RELOP ARITHEXPR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RELEXPR → ARITHEXPR RELOP ARITHEXP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ELOP</text:p>
          </table:table-cell>
          <table:table-cell table:number-columns-repeated="26" office:value-type="string" calcext:value-type="string">
            <text:p> </text:p>
          </table:table-cell>
          <table:table-cell office:value-type="string" calcext:value-type="string">
            <text:p>RELOP → geq</text:p>
          </table:table-cell>
          <table:table-cell office:value-type="string" calcext:value-type="string">
            <text:p>RELOP → leq</text:p>
          </table:table-cell>
          <table:table-cell office:value-type="string" calcext:value-type="string">
            <text:p>RELOP → gt</text:p>
          </table:table-cell>
          <table:table-cell office:value-type="string" calcext:value-type="string">
            <text:p>RELOP → lt</text:p>
          </table:table-cell>
          <table:table-cell office:value-type="string" calcext:value-type="string">
            <text:p>RELOP → noteq</text:p>
          </table:table-cell>
          <table:table-cell office:value-type="string" calcext:value-type="string">
            <text:p>RELOP → eq</text:p>
          </table:table-cell>
          <table:table-cell table:number-columns-repeated="14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APARAMS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APARAMS1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APARAMS1 → APARAMSTAIL REPTAPARAMS1</text:p>
          </table:table-cell>
          <table:table-cell table:number-columns-repeated="20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FPARAMS3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3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3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FPARAMS3 → ARRAYSIZE REPTFPARAMS3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FPARAMS4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4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4 → FPARAMSTAIL REPTFPARAMS4</text:p>
          </table:table-cell>
          <table:table-cell table:number-columns-repeated="20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FPARAMSTAIL4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TAIL4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TAIL4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FPARAMSTAIL4 → ARRAYSIZE REPTFPARAMSTAIL4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FUNCBODY1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FUNCBODY1 → &amp;epsil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4" office:value-type="string" calcext:value-type="string">
            <text:p>REPTFUNCBODY1 → VARDECLORSTAT REPTFUNCBODY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24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EPTIDNEST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PTIDNEST1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REPTIDNEST1 → &amp;epsilon</text:p>
          </table:table-cell>
          <table:table-cell office:value-type="string" calcext:value-type="string">
            <text:p>REPTIDNEST1 → INDICE REPTIDNEST1</text:p>
          </table:table-cell>
          <table:table-cell table:number-columns-repeated="6" office:value-type="string" calcext:value-type="string">
            <text:p> </text:p>
          </table:table-cell>
          <table:table-cell table:number-columns-repeated="2" office:value-type="string" calcext:value-type="string">
            <text:p>REPTIDNEST1 → &amp;epsilon</text:p>
          </table:table-cell>
        </table:table-row>
        <table:table-row table:style-name="ro5">
          <table:table-cell office:value-type="string" calcext:value-type="string">
            <text:p>REPTIMPLDEF3</text:p>
          </table:table-cell>
          <table:table-cell table:number-columns-repeated="12" office:value-type="string" calcext:value-type="string">
            <text:p> </text:p>
          </table:table-cell>
          <table:table-cell office:value-type="string" calcext:value-type="string">
            <text:p>REPTIMPLDEF3 → &amp;epsilon</text:p>
          </table:table-cell>
          <table:table-cell table:number-columns-repeated="27" office:value-type="string" calcext:value-type="string">
            <text:p> </text:p>
          </table:table-cell>
          <table:table-cell office:value-type="string" calcext:value-type="string">
            <text:p>REPTIMPLDEF3 → FUNCDEF REPTIMPLDEF3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REPTOPTSTRUCTDECL22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REPTOPTSTRUCTDECL22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OPTSTRUCTDECL22 → comma id REPTOPTSTRUCTDECL22</text:p>
          </table:table-cell>
          <table:table-cell table:number-columns-repeated="20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PROG0</text:p>
          </table:table-cell>
          <table:table-cell office:value-type="string" calcext:value-type="string">
            <text:p>REPTPROG0 → &amp;epsilon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STATBLOCK1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PTSTATBLOCK1 → STATEMENT REPTSTATBLOCK1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EPTSTATBLOCK1 → &amp;epsil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4" office:value-type="string" calcext:value-type="string">
            <text:p>REPTSTATBLOCK1 → STATEMENT REPTSTATBLOCK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STATBLOCK1 → STATEMENT REPTSTATBLOCK1</text:p>
          </table:table-cell>
          <table:table-cell table:number-columns-repeated="24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REPTSTRUCTDECL4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REPTSTRUCTDECL4 → VISIBILITY MEMBERDECL REPTSTRUCTDECL4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REPTSTRUCTDECL4 → &amp;epsilon</text:p>
          </table:table-cell>
          <table:table-cell table:number-columns-repeated="33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VARDECL4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REPTVARDECL4 → &amp;epsilon</text:p>
          </table:table-cell>
          <table:table-cell table:number-columns-repeated="29" office:value-type="string" calcext:value-type="string">
            <text:p> </text:p>
          </table:table-cell>
          <table:table-cell office:value-type="string" calcext:value-type="string">
            <text:p>REPTVARDECL4 → ARRAYSIZE REPTVARDECL4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ETURNTYP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TURNTYPE → TYPE</text:p>
          </table:table-cell>
          <table:table-cell table:number-columns-repeated="6" office:value-type="string" calcext:value-type="string">
            <text:p> </text:p>
          </table:table-cell>
          <table:table-cell table:number-columns-repeated="2" office:value-type="string" calcext:value-type="string">
            <text:p>RETURNTYPE → TYPE</text:p>
          </table:table-cell>
          <table:table-cell table:number-columns-repeated="12" office:value-type="string" calcext:value-type="string">
            <text:p> </text:p>
          </table:table-cell>
          <table:table-cell office:value-type="string" calcext:value-type="string">
            <text:p>RETURNTYPE → void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IGHTRECARITHEXPR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IGHTRECARITHEXPR → ADDOP TERM RIGHTRECARITHEXPR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IGHTRECARITHEXPR → &amp;epsilon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IGHTRECARITHEXPR → ADDOP TERM RIGHTRECARITHEXPR</text:p>
          </table:table-cell>
        </table:table-row>
        <table:table-row table:style-name="ro7">
          <table:table-cell office:value-type="string" calcext:value-type="string">
            <text:p>RIGHTRECTERM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RIGHTRECTERM → MULTOP FACTOR RIGHTRECTERM</text:p>
          </table:table-cell>
          <table:table-cell office:value-type="string" calcext:value-type="string">
            <text:p>RIGHTRECTERM → &amp;epsilon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</table:table-row>
        <table:table-row table:style-name="ro2">
          <table:table-cell office:value-type="string" calcext:value-type="string">
            <text:p>SIGN</text:p>
          </table:table-cell>
          <table:table-cell table:number-columns-repeated="22" office:value-type="string" calcext:value-type="string">
            <text:p> </text:p>
          </table:table-cell>
          <table:table-cell office:value-type="string" calcext:value-type="string">
            <text:p>SIGN → minus</text:p>
          </table:table-cell>
          <table:table-cell office:value-type="string" calcext:value-type="string">
            <text:p>SIGN → plus</text:p>
          </table:table-cell>
          <table:table-cell table:number-columns-repeated="22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STATBLOCK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BLOCK → STATEMEN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BLOCK → &amp;epsilon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STATBLOCK → opencubr REPTSTATBLOCK1 closecubr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STATBLOCK → STATEMENT</text:p>
          </table:table-cell>
          <table:table-cell office:value-type="string" calcext:value-type="string">
            <text:p>STATBLOCK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TBLOCK → STATEMENT</text:p>
          </table:table-cell>
          <table:table-cell table:number-columns-repeated="24"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STATEMEN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EMENT → id STATEMENT1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STATEMENT → return openpar EXPR closepar semi</text:p>
          </table:table-cell>
          <table:table-cell office:value-type="string" calcext:value-type="string">
            <text:p>STATEMENT → write openpar EXPR closepar semi</text:p>
          </table:table-cell>
          <table:table-cell office:value-type="string" calcext:value-type="string">
            <text:p>STATEMENT → read openpar VARIABLE closepar semi</text:p>
          </table:table-cell>
          <table:table-cell office:value-type="string" calcext:value-type="string">
            <text:p>STATEMENT → while openpar RELEXPR closepar STATBLOCK semi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TATEMENT → if openpar RELEXPR closepar then STATBLOCK else STATBLOCK semi</text:p>
          </table:table-cell>
          <table:table-cell table:number-columns-repeated="24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STATEMENT1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TEMENT1 → openpar APARAMS closepar STATEMENT2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TATEMENT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2 → dot id STATEMENT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TATEMENT2 → semi</text:p>
          </table:table-cell>
          <table:table-cell table:number-columns-repeated="38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TATEMENT3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3 → dot id STATEMENT1</text:p>
          </table:table-cell>
          <table:table-cell table:number-columns-repeated="39" office:value-type="string" calcext:value-type="string">
            <text:p> </text:p>
          </table:table-cell>
          <table:table-cell office:value-type="string" calcext:value-type="string">
            <text:p>STATEMENT3 → ASSIGNOP EXPR semi</text:p>
          </table:table-cell>
          <table:table-cell office:value-type="string" calcext:value-type="string">
            <text:p> </text:p>
          </table:table-cell>
        </table:table-row>
        <table:table-row table:style-name="ro9">
          <table:table-cell office:value-type="string" calcext:value-type="string">
            <text:p>STRUCTDECL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TRUCTDECL → struct id OPTSTRUCTDECL2 opencubr REPTSTRUCTDECL4 closecubr semi</text:p>
          </table:table-cell>
          <table:table-cell table:number-columns-repeated="31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STRUCTORIMPLORFUNC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TRUCTORIMPLORFUNC → STRUCTDECL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STRUCTORIMPLORFUNC → IMPLDE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RUCTORIMPLORFUNC → FUNCDEF</text:p>
          </table:table-cell>
          <table:table-cell table:number-columns-repeated="5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ERM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ERM → FACTOR RIGHTRECTERM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ERM → FACTOR RIGHTRECTERM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TERM → FACTOR RIGHTRECTERM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TERM → FACTOR RIGHTRECTERM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YPE → id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TYPE → float</text:p>
          </table:table-cell>
          <table:table-cell office:value-type="string" calcext:value-type="string">
            <text:p>TYPE → integer</text:p>
          </table:table-cell>
          <table:table-cell table:number-columns-repeated="34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VARDECL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VARDECL → let id colon TYPE REPTVARDECL4 semi</text:p>
          </table:table-cell>
          <table:table-cell table:number-columns-repeated="36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DECLORSTA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VARDECLORSTAT → STATEMENT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VARDECLORSTAT → VARDECL</text:p>
          </table:table-cell>
          <table:table-cell table:number-columns-repeated="5" office:value-type="string" calcext:value-type="string">
            <text:p> </text:p>
          </table:table-cell>
          <table:table-cell table:number-columns-repeated="4" office:value-type="string" calcext:value-type="string">
            <text:p>VARDECLORSTAT → STATEMEN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ARDECLORSTAT → STATEMENT</text:p>
          </table:table-cell>
          <table:table-cell table:number-columns-repeated="24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VARIABLE → id VARIABLE1</text:p>
          </table:table-cell>
          <table:table-cell table:number-columns-repeated="42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VARIABLE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VARIABLE1 → REPTIDNEST1 VARIABLE3</text:p>
          </table:table-cell>
          <table:table-cell office:value-type="string" calcext:value-type="string">
            <text:p>VARIABLE1 → openpar APARAMS closepar VARIABLE2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VARIABLE1 → REPTIDNEST1 VARIABLE3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VARIABLE2 → dot id VARIABLE1</text:p>
          </table:table-cell>
          <table:table-cell table:number-columns-repeated="41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3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VARIABLE3 → dot id VARIABLE1</text:p>
          </table:table-cell>
          <table:table-cell office:value-type="string" calcext:value-type="string">
            <text:p>VARIABLE3 → &amp;epsilon</text:p>
          </table:table-cell>
          <table:table-cell table:number-columns-repeated="40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VISIBIL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ISIBILITY → private</text:p>
          </table:table-cell>
          <table:table-cell office:value-type="string" calcext:value-type="string">
            <text:p>VISIBILITY → public</text:p>
          </table:table-cell>
          <table:table-cell table:number-columns-repeated="43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0:54:53.584783015</meta:creation-date>
    <dc:date>2022-02-18T20:55:15.512969211</dc:date>
    <meta:editing-duration>PT22S</meta:editing-duration>
    <meta:editing-cycles>1</meta:editing-cycles>
    <meta:document-statistic meta:table-count="1" meta:cell-count="2819" meta:object-count="0"/>
    <meta:generator>LibreOffice/7.2.5.2.0$Linux_X86_64 LibreOffice_project/20$Build-2</meta:generator>
  </office:meta>
</office:document-meta>
</file>